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9.99pt"/>
    </style:style>
    <style:style style:name="co2" style:family="table-column">
      <style:table-column-properties fo:break-before="auto" style:column-width="304.21pt"/>
    </style:style>
    <style:style style:name="co3" style:family="table-column">
      <style:table-column-properties fo:break-before="auto" style:column-width="154.91pt"/>
    </style:style>
    <style:style style:name="co4" style:family="table-column">
      <style:table-column-properties fo:break-before="auto" style:column-width="96.5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Open Sans&quot;" fo:font-size="12pt" fo:font-style="normal" fo:text-shadow="none" style:text-underline-style="none" fo:font-weight="bold" style:font-size-asian="12pt" style:font-style-asian="normal" style:font-weight-asian="bold" style:font-name-complex="&quot;Open Sans&quot;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4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5964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style-name="ce1" office:value-type="string" calcext:value-type="string">
            <text:p>Villes</text:p>
          </table:table-cell>
          <table:table-cell table:style-name="ce4" office:value-type="string" calcext:value-type="string">
            <text:p>Specificité par Quartier</text:p>
          </table:table-cell>
          <table:table-cell table:style-name="ce4" office:value-type="string" calcext:value-type="string">
            <text:p>Date inconnue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sn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bsc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g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g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iguefon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x-en-Provence (uniquement pour la résidence « Les Facultés »)</text:p>
          </table:table-cell>
          <table:table-cell table:style-name="ce2" office:value-type="string" calcext:value-type="string">
            <text:p>Aix-en-Provenc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lb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fortville (quartier Confluent)</text:p>
          </table:table-cell>
          <table:table-cell table:style-name="ce2" office:value-type="string" calcext:value-type="string">
            <text:p>Alfortvi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Algr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mbarès-et-Lagrav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goulê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g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ic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jo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nay-sous-L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nequ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nez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noeull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to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zelin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nz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ment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genteu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gent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lè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nou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rpaj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bag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berchi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bervill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ch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din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dun-le-Tic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lnay-sous-B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ssill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tu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villa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vesnes-les-Aube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vesnes-sur-Help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vi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gne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gnol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pau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rbezieux-Saint-Hilai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r-le-Du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rl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ss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azu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aucai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auchamp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aumont-en-Cambré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auvois-en-Cambré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édarie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èg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ll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lle-de-Ma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rck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rgera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rnay (à partir du 1er juillet 2025)</text:p>
          </table:table-cell>
          <table:table-cell table:style-name="ce2" office:value-type="string" calcext:value-type="string">
            <text:p>Bern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r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rt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sanç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ss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ssan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éthu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euv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évill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éz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illom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illy-Mont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ize-Minerv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lay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lénod-lès-Pont-à-Mous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b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ën-sur-Lign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gny-sur-Meu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hain-en-Vermandois (mise en place courant 2025)</text:p>
          </table:table-cell>
          <table:table-cell table:style-name="ce2" office:value-type="string" calcext:value-type="string">
            <text:p>Bohain-en-Vermand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lbe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mp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nd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nneu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rd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ulogne-sur-M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urbour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ur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uzon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raud-et-Saint-Lou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rigno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rou-sur-Chanter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ruay-la-Buissi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ruay-sur l’Escau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ully-les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urbu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us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us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uzet-sur-Tar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besta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br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derous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dilla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en (date d’application non encore connue)</text:p>
          </table:table-cell>
          <table:table-cell table:style-name="ce2" office:value-type="string" calcext:value-type="string">
            <text:p>Cae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ala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lonne-Ricoua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lonne-sur-la-Ly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lvis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mblain-Châtel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mbra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mpugn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nohè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cass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entan les Mara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m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pentr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rières-sous-Poiss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v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ses de Pe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stelnauda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stelsarras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stillon-la-Bata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st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tillon-sur-Samb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tten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cal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chy-à-La-Tou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debec-les-Elbeu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d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lle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ssa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usses-et-Veyr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vaill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v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zouls-les-Bez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en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epo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ergy-Pontoi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bana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lette-sur-Loin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lles-les-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mpigny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mps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rlero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rt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teaurenard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teauro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teld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tellera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tenay-Malab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âtill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au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e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ol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lama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lermont-l’Héra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lich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lichy-sous-B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œur d’Ostrev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gn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llégi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lomb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mmerc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ndom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rbeil-Esson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rmeilles-en-Pari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dekerque-Branc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lomm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rpi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rr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rs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urt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re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éteil (à compter de septembre 2025)</text:p>
          </table:table-cell>
          <table:table-cell table:style-name="ce2" office:value-type="string" calcext:value-type="string">
            <text:p>Créte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roi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uxac d’Au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ammartin-en-Goë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ampma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arnéta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ech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en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iepp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ieulouard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ives-sur-M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ivi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ombasle-sur-Meurt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oua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ouchy les 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raguign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ranc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unkerq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aub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cou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lbeu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leu-dit-Leauwet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lin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mmer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caud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cautpo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rm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tag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teve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tourm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ap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amp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aul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vin-Malmai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vry-Courcouron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ys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aches-Thumesn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en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errières-en-Bri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leury d’Au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leury-Mérog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loir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lor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lorens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ontenay-aux-Ros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ontenay-le-Com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ouquières-lès-Béthu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ourmi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ou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rancon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répill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abi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ang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arda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arges-lès-Gones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auri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enç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énér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ennevill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entill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ironde-sur-Drop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ond-Pontouv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ones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oussain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aissess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as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aulh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and-Quevill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en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enoble (dans certaines zones seulement)</text:p>
          </table:table-cell>
          <table:table-cell table:style-name="ce2" office:value-type="string" calcext:value-type="string">
            <text:p>Grenob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Grosl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uebwill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uîn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ngamp (date d’application non encore connue)</text:p>
          </table:table-cell>
          <table:table-cell table:style-name="ce2" office:value-type="string" calcext:value-type="string">
            <text:p>Guingam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Hais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llu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r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ubourd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utmo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y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énin-Beaumo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érault Méditerrané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érouville-Saint-Clai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erblay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érépi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er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esd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ersin-Coup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esd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ir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oche-Versai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onnech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ornain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oupl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lle-sur-Tê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mph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nchy-en-Cambré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sbergu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st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Jabl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Joign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uy-sur-Morin (à compter du 1er juillet 2025)</text:p>
          </table:table-cell>
          <table:table-cell table:style-name="ce2" office:value-type="string" calcext:value-type="string">
            <text:p>jouy-sur-Mor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Knut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Bassé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bour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brugui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Cal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Ciota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Câtaignerai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Courneuv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Couro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 Ferté-Gaucher (à compter du 1er juillet 2025)</text:p>
          </table:table-cell>
          <table:table-cell table:style-name="ce2" office:value-type="string" calcext:value-type="string">
            <text:p>La Ferté-Gauch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garrig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gny sur 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Madel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mballe-Armo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mbersa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ng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on (date d’application non encore connue)</text:p>
          </table:table-cell>
          <table:table-cell table:style-name="ce2" office:value-type="string" calcext:value-type="string">
            <text:p>L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a F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Frette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Pal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Porte du Hainau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Réo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Roche-Blanc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Roche-Chala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Roche-sur-Y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Sentin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Seyne sur M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 Tour-du-P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Blanc-Mesn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Bourg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Cateau-Cambré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ffrinckouck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fores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Haill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Lion-d’Angers (à compter du 1er juillet 2025)</text:p>
          </table:table-cell>
          <table:table-cell table:style-name="ce2" office:value-type="string" calcext:value-type="string">
            <text:p>Le Lion-d’Ang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Lu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Mu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lessis-Bouchard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lessis-Pâté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ommereu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ort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oujol-sur-Orb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Pré Saint-Gerva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Quesno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 Mur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Sol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parre-Médo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pign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qu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 Pavillons sous B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Te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 Tour-sur-Orb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stiac-sur-Gar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war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ezen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ézignan-Corb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ber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bou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ev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gny-en-Barr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’Île-Saint-Den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lleb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ll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m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mog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moux (d’ici 2025)</text:p>
          </table:table-cell>
          <table:table-cell table:style-name="ce2" office:value-type="string" calcext:value-type="string">
            <text:p>Limo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ivron-sur-Drô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’Isle-d’Espagn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’Isle sur la Sorg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dèv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ison-sous-L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o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os-en-Goh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riol-Sur-Drô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rmo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urch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ouv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ug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un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un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uxeuil-les-Bai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ys-lez-Lanno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gal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lakof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lesherb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nosq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ntes-la-Joli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bac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c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corign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igna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les-Les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om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quette-lez-L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se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tigu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rtres-de-Vey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ubeuge-Val de Samb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ur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uzé-sur-le-Mign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s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zam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z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zingarb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zinghi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lu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nnec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ri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érign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ér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ulan-en-Yvel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ill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illa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irefleu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itry-Mo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iss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mbri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de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s-en-Baroeu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sempron-Libos (à compter du 1er novembre 2025)</text:p>
          </table:table-cell>
          <table:table-cell table:style-name="ce2" office:value-type="string" calcext:value-type="string">
            <text:p>Monsempron-Libo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agn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aub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arg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atai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erault-Fault-Y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esquie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évr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igny-en-Goh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igny-en-Ostrev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igny-lès-Cormeill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luçon (à partir de l’été 2025)</text:p>
          </table:table-cell>
          <table:table-cell table:style-name="ce2" office:value-type="string" calcext:value-type="string">
            <text:p>Montluç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morillon (à compter du 11 juin 2025)</text:p>
          </table:table-cell>
          <table:table-cell table:style-name="ce2" office:value-type="string" calcext:value-type="string">
            <text:p>Montmorill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pelli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ntrou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cenx-la-Nouvelle (date d’application non encore connue)</text:p>
          </table:table-cell>
          <table:table-cell table:style-name="ce2" office:value-type="string" calcext:value-type="string">
            <text:p>Morcenx-la-Nouvell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Murviel-lès-Béz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ang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anteuil-lès-M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antu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arb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mou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ér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ufchâtea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v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ilvan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www.lagazettedenimes.fr/live/62c2ed1e3ec1ef64c1341296/nimes-instaure-le-permis-de-louer" xlink:type="simple">Nîmes (dans certains secteurs seulement)</text:a></text:p>
          </table:table-cell>
          <table:table-cell table:style-name="ce2" office:value-type="string" calcext:value-type="string">
            <text:p>Nîm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Nio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ai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eux-Les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gent-le-Rotro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gent-sur-Oi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gent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isi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tre-Dame de Bonde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yelles-Goda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oyelles-sous-L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igni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lonz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s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tt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utrea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gny-sur-Mos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m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nt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yrin-Augmont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rpign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rs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rtu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tit-Couro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tit-Quevill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zen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ézilla-la-Rivi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ierrefitte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ierrelay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lass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nt-à-Mous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nt-à-Vend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nt de Lar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ntoi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nt-Saint-Espri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rt-de-Bou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rtel-des-Corb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ort-Marl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rad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uissalic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ugn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ut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iév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illebeuf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abaste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aimbeau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aism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éalvi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é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ejet-de-Beaulie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en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ev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iorg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ivesalt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a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eul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iss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issy en Bri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milly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nch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quefort-des-Corb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sières-aux-Sal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ubai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u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usi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ouvro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u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lly-Labour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s-en-Goh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mand-les-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mans-So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mant-Tallen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ndré-de-Cubz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ube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Aubin-lès-Elbeu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Chini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Christoly-de-Blay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Ciers-sur Giron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Den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Etienne-du-Rouvr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-Croix-aux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-Livrade-sur-Lo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-Marie-aux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-Marie-la-M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Féliu-d’Aval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e-Foy-La-Gran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Genès-de-Blay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Geniès-de-Fonted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int-Germain-Laval (à compter du 8 septembre 2025)</text:p>
          </table:table-cell>
          <table:table-cell table:style-name="ce2" office:value-type="string" calcext:value-type="string">
            <text:p>Saint-Germain-Lava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Gi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Girons-d’Aigueviv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Gob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Hilaire-lez-Cambra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Julien-du-Sa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Laur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Laurent de la Salanq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Leu-d’Esser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Leu-la-Forê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Louis de Montferrand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Macai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rcell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rcel-sur-Au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rtin-Boulog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rtin-Lacaussa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Martin de Valgalgu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ixent-l’Éco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aixent-l’Eco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édard-en-Ja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Michel (16)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Nazai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Nicolas-de-Po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Ouen l’Aumô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Pau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Pol-sur-M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Pons-de-Thomièr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Pierre-d’Aurill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Pries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Quent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Sauveu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Souplet-Escauf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Sulpice-la-Poin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Thibault-des-Vig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Thibér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-Vaast-en-Cambré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int Valli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llau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nno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rce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rth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uveterre de Guye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averdu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ceaux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cl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d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ignel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ptèmes-les-Vallo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è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vr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igea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ince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in-le-Nob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isso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m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ua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tain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ten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sbourg (à compter du 1er mai 2026)</text:p>
          </table:table-cell>
          <table:table-cell table:style-name="ce2" office:value-type="string" calcext:value-type="string">
            <text:p>Strasbour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ippes (date d’application non encore connue)</text:p>
          </table:table-cell>
          <table:table-cell table:style-name="ce2" office:value-type="string" calcext:value-type="string">
            <text:p>Suipp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arasc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auriac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autav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aver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ergni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énez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èzan-lès-Béz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ie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ierville sur Meus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origny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houar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nner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rc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rrei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u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ulouse (seulement pour le quartier Arnaud-Bernard, à partir du 3 novembre 2025)</text:p>
          </table:table-cell>
          <table:table-cell table:style-name="ce2" office:value-type="string" calcext:value-type="string">
            <text:p>Toulous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Tourcoin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ur d’Aigu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ournon-sur-Rhô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rapp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rilpo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rith-Saint-Lég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roisvi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Uckan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ires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l-de-Virvé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ldurenq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lence d’Ag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lencien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auve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ndin-lès-Béthu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ndin-le-Vie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rdu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rmell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rqu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c-le-Com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e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eux-Condé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dieu-les-Poêles-Rouff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jui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 d’Ascq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 de la Riviè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-la-Garen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-l’Archevêqu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-Loub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neuve-sur-Lo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llenoy (date d’application non encore connue)</text:p>
          </table:table-cell>
          <table:table-cell table:style-name="ce2" office:value-type="string" calcext:value-type="string">
            <text:p>Villeno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Villeparis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erup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iers le Be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iers-Saint-Pau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iers-sur-Mar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lliers-sur-Org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m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non-sur-Verd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olain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try-sur-Seine (à compter du 1er octobre 2025)</text:p>
          </table:table-cell>
          <table:table-cell table:style-name="ce2" office:value-type="string" calcext:value-type="string">
            <text:p>Vitry-sur-Sei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oir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olmerange-les-Mine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Walincourt-Selvign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Wallers-Arenber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Wattrelos</text:p>
          </table:table-cell>
          <table:table-cell table:number-columns-repeated="1022"/>
        </table:table-row>
        <table:table-row table:style-name="ro2" table:number-rows-repeated="10479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93" meta:object-count="0"/>
    <meta:generator>LibreOfficeDev/6.0.5.2$Linux_X86_64 LibreOffice_project/</meta:generator>
  </office:meta>
</office:document-meta>
</file>